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in" fo:margin-left="-0.0208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25in" fo:keep-together="auto"/>
    </style:style>
    <style:style style:name="Table1.3" style:family="table-row">
      <style:table-row-properties style:min-row-height="0.3125in" fo:keep-together="auto"/>
    </style:style>
    <style:style style:name="Table1.6" style:family="table-row">
      <style:table-row-properties style:min-row-height="0.3042in" fo:keep-together="auto"/>
    </style:style>
    <style:style style:name="Table1.7" style:family="table-row">
      <style:table-row-properties style:min-row-height="0.3583in" fo:keep-together="auto"/>
    </style:style>
    <style:style style:name="Table1.9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8832b" officeooo:paragraph-rsid="0018832b"/>
    </style:style>
    <style:style style:name="P2" style:family="paragraph" style:parent-style-name="Standard">
      <style:paragraph-properties fo:text-align="start" style:justify-single-word="false"/>
      <style:text-properties officeooo:rsid="0018832b" officeooo:paragraph-rsid="0018832b"/>
    </style:style>
    <style:style style:name="P3" style:family="paragraph" style:parent-style-name="Standard">
      <style:paragraph-properties fo:text-align="start" style:justify-single-word="false"/>
      <style:text-properties officeooo:rsid="001c08aa" officeooo:paragraph-rsid="001c08aa"/>
    </style:style>
    <style:style style:name="P4" style:family="paragraph" style:parent-style-name="Standard">
      <style:paragraph-properties fo:text-align="start" style:justify-single-word="false"/>
      <style:text-properties officeooo:rsid="001ce441" officeooo:paragraph-rsid="001ce441"/>
    </style:style>
    <style:style style:name="P5" style:family="paragraph" style:parent-style-name="Standard">
      <style:paragraph-properties fo:text-align="start" style:justify-single-word="false"/>
      <style:text-properties officeooo:rsid="001fb8c2" officeooo:paragraph-rsid="001fb8c2"/>
    </style:style>
    <style:style style:name="P6" style:family="paragraph" style:parent-style-name="Standard">
      <style:paragraph-properties fo:text-align="start" style:justify-single-word="false"/>
      <style:text-properties officeooo:rsid="00263523" officeooo:paragraph-rsid="00263523"/>
    </style:style>
    <style:style style:name="P7" style:family="paragraph" style:parent-style-name="Standard">
      <style:paragraph-properties fo:text-align="start" style:justify-single-word="false"/>
      <style:text-properties officeooo:rsid="003651a0" officeooo:paragraph-rsid="003651a0"/>
    </style:style>
    <style:style style:name="P8" style:family="paragraph" style:parent-style-name="Standard">
      <style:paragraph-properties fo:text-align="start" style:justify-single-word="false"/>
      <style:text-properties officeooo:rsid="00383153" officeooo:paragraph-rsid="00383153"/>
    </style:style>
    <style:style style:name="P9" style:family="paragraph" style:parent-style-name="Standard">
      <style:paragraph-properties fo:text-align="start" style:justify-single-word="false"/>
      <style:text-properties officeooo:rsid="003ad22e" officeooo:paragraph-rsid="003ad22e"/>
    </style:style>
    <style:style style:name="P10" style:family="paragraph" style:parent-style-name="Standard">
      <style:paragraph-properties fo:text-align="start" style:justify-single-word="false"/>
      <style:text-properties officeooo:rsid="0040e2df" officeooo:paragraph-rsid="0040e2df"/>
    </style:style>
    <style:style style:name="P11" style:family="paragraph" style:parent-style-name="Standard">
      <style:paragraph-properties fo:text-align="start" style:justify-single-word="false"/>
      <style:text-properties officeooo:rsid="00462627" officeooo:paragraph-rsid="00462627"/>
    </style:style>
    <style:style style:name="P12" style:family="paragraph" style:parent-style-name="Standard">
      <style:paragraph-properties fo:text-align="justify" style:justify-single-word="false">
        <style:tab-stops/>
      </style:paragraph-properties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officeooo:rsid="004b52e6" officeooo:paragraph-rsid="004b52e6"/>
    </style:style>
    <style:style style:name="P14" style:family="paragraph" style:parent-style-name="Standard">
      <style:paragraph-properties fo:text-align="start" style:justify-single-word="false"/>
      <style:text-properties officeooo:rsid="005124c5" officeooo:paragraph-rsid="005124c5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rsid="005124c5" officeooo:paragraph-rsid="005124c5"/>
    </style:style>
    <style:style style:name="P16" style:family="paragraph" style:parent-style-name="Standard">
      <style:paragraph-properties fo:text-align="start" style:justify-single-word="false"/>
      <style:text-properties officeooo:rsid="0059c1e8" officeooo:paragraph-rsid="0059c1e8"/>
    </style:style>
    <style:style style:name="P17" style:family="paragraph" style:parent-style-name="Standard">
      <style:paragraph-properties fo:text-align="start" style:justify-single-word="false"/>
      <style:text-properties officeooo:rsid="005ca997" officeooo:paragraph-rsid="005ca997"/>
    </style:style>
    <style:style style:name="P18" style:family="paragraph" style:parent-style-name="Standard">
      <style:paragraph-properties fo:text-align="start" style:justify-single-word="false"/>
      <style:text-properties officeooo:rsid="00605683" officeooo:paragraph-rsid="00605683"/>
    </style:style>
    <style:style style:name="P19" style:family="paragraph" style:parent-style-name="Standard">
      <style:paragraph-properties fo:text-align="start" style:justify-single-word="false"/>
      <style:text-properties officeooo:rsid="00635c14" officeooo:paragraph-rsid="00635c14"/>
    </style:style>
    <style:style style:name="P20" style:family="paragraph" style:parent-style-name="Standard">
      <style:paragraph-properties fo:text-align="start" style:justify-single-word="false"/>
      <style:text-properties officeooo:rsid="0064439d" officeooo:paragraph-rsid="0064439d"/>
    </style:style>
    <style:style style:name="P21" style:family="paragraph" style:parent-style-name="Standard">
      <style:paragraph-properties fo:text-align="start" style:justify-single-word="false"/>
      <style:text-properties officeooo:rsid="0064f72e" officeooo:paragraph-rsid="006b57ec"/>
    </style:style>
    <style:style style:name="P22" style:family="paragraph" style:parent-style-name="Standard">
      <style:paragraph-properties fo:text-align="start" style:justify-single-word="false"/>
      <style:text-properties officeooo:rsid="0064f72e" officeooo:paragraph-rsid="006d5e50"/>
    </style:style>
    <style:style style:name="P23" style:family="paragraph" style:parent-style-name="Standard">
      <style:paragraph-properties fo:text-align="start" style:justify-single-word="false"/>
      <style:text-properties officeooo:rsid="006b57ec" officeooo:paragraph-rsid="006d5e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officeooo:rsid="001c08aa"/>
    </style:style>
    <style:style style:name="T4" style:family="text">
      <style:text-properties officeooo:rsid="001e3064"/>
    </style:style>
    <style:style style:name="T5" style:family="text">
      <style:text-properties officeooo:rsid="00245cda"/>
    </style:style>
    <style:style style:name="T6" style:family="text">
      <style:text-properties officeooo:rsid="0029ef12"/>
    </style:style>
    <style:style style:name="T7" style:family="text">
      <style:text-properties officeooo:rsid="002bd03b"/>
    </style:style>
    <style:style style:name="T8" style:family="text">
      <style:text-properties officeooo:rsid="00305ee8"/>
    </style:style>
    <style:style style:name="T9" style:family="text">
      <style:text-properties officeooo:rsid="00318aa0"/>
    </style:style>
    <style:style style:name="T10" style:family="text">
      <style:text-properties officeooo:rsid="0032fabd"/>
    </style:style>
    <style:style style:name="T11" style:family="text">
      <style:text-properties officeooo:rsid="003793c7"/>
    </style:style>
    <style:style style:name="T12" style:family="text">
      <style:text-properties officeooo:rsid="003916a2"/>
    </style:style>
    <style:style style:name="T13" style:family="text">
      <style:text-properties officeooo:rsid="003f8052"/>
    </style:style>
    <style:style style:name="T14" style:family="text">
      <style:text-properties officeooo:rsid="00417d35"/>
    </style:style>
    <style:style style:name="T15" style:family="text">
      <style:text-properties officeooo:rsid="00452715"/>
    </style:style>
    <style:style style:name="T16" style:family="text">
      <style:text-properties officeooo:rsid="00498a11"/>
    </style:style>
    <style:style style:name="T17" style:family="text">
      <style:text-properties officeooo:rsid="0049cff5"/>
    </style:style>
    <style:style style:name="T18" style:family="text">
      <style:text-properties officeooo:rsid="0053f747"/>
    </style:style>
    <style:style style:name="T19" style:family="text">
      <style:text-properties officeooo:rsid="006b8634"/>
    </style:style>
    <style:style style:name="T20" style:family="text">
      <style:text-properties officeooo:rsid="0070d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orking Procedure</text:span><text:span text:style-name="T1"> </text:span><text:s/></text:p>
      <text:p text:style-name="P1"/>
      <text:p text:style-name="P2">1. <text:s/><text:span text:style-name="T4">Collect value for factors to determine calorie or macro-nutrients requirement.</text:span></text:p>
      <text:p text:style-name="P2"><text:tab/><text:span text:style-name="T3">eg. Age, Present Weight, Ideal Weight, activity level etc.</text:span></text:p>
      <text:p text:style-name="P3">2. Calculate Weight to be reduced <text:span text:style-name="T20">or increased</text:span>(if needed).</text:p>
      <text:p text:style-name="P4">3. <text:span text:style-name="T4">Calculate calories and macros requirement.</text:span></text:p>
      <text:p text:style-name="P5">4. <text:span text:style-name="T5">Determine amounts of Carbohydrate, Fats, and Protein to be consumed to meet the requirement.</text:span></text:p>
      <text:p text:style-name="P5"><text:tab/>- <text:span text:style-name="T6">First determine calorie need to be met by protein by (Ideal Weight*4 Kcal) and it’s qty.</text:span></text:p>
      <text:p text:style-name="P5"><text:tab/>- <text:span text:style-name="T7">now calculate remaining calorie need and divide by two also determine qty.</text:span></text:p>
      <text:p text:style-name="P5"><text:tab/><text:tab/>* <text:span text:style-name="T8">each half of the remaining calorie need to be fulfilled by carbs and fat each . </text:span></text:p>
      <text:p text:style-name="P6">5. <text:span text:style-name="T9">Distribute calories especially those from carbohydrates:</text:span></text:p>
      <text:p text:style-name="P6"><text:tab/>- <text:span text:style-name="T10">1/3 each or 1/5, 2/5, 2/5 method can be used.</text:span></text:p>
      <text:p text:style-name="P7">6. <text:span text:style-name="T11">State the food groups(on the basis of major nutrients provided)to be used to select the foods from.</text:span></text:p>
      <text:p text:style-name="P7"><text:tab/><text:span text:style-name="T11">Egs: <text:s/>Milk, Legumes &amp; Pulses, Flesh, Veg A(Green Leaf), Veg B(other), Fruits, Cereals, Fat etc.</text:span></text:p>
      <text:p text:style-name="P8">7. <text:span text:style-name="T12">figure out and list all the foods that falls under the particular food groups.</text:span></text:p>
      <text:p text:style-name="P9">8. <text:span text:style-name="T13">List macro-nutrient value of each food based on 100g or 100 ml scale.</text:span></text:p>
      <text:p text:style-name="P10">9. <text:span text:style-name="T14">Determine the standard to be used for each food in the group(like 1 exchange = 1 unit ).</text:span></text:p>
      <text:p text:style-name="P10"><text:tab/><text:span text:style-name="T15">egs. 1 unit may be defined as 100 calorie, 10g protien, 0g carb, 12g fat.</text:span></text:p>
      <text:p text:style-name="P11"/>
      <text:p text:style-name="P11">10. <text:span text:style-name="T16">Build a table like below for each meal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Unit <text:span text:style-name="T17">to be used</text:span></text:p>
          </table:table-cell>
          <table:table-cell table:style-name="Table1.A1" office:value-type="string">
            <text:p text:style-name="P12">Calories Kcal</text:p>
          </table:table-cell>
          <table:table-cell table:style-name="Table1.A1" office:value-type="string">
            <text:p text:style-name="P12">Carbohydrates g</text:p>
          </table:table-cell>
          <table:table-cell table:style-name="Table1.A1" office:value-type="string">
            <text:p text:style-name="P12">Protein g</text:p>
          </table:table-cell>
          <table:table-cell table:style-name="Table1.A1" office:value-type="string">
            <text:p text:style-name="P12">Fat g</text:p>
          </table:table-cell>
        </table:table-row>
        <table:table-row table:style-name="Table1.2">
          <table:table-cell table:style-name="Table1.A1" office:value-type="string">
            <text:p text:style-name="P12">Milk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15</text:p>
          </table:table-cell>
        </table:table-row>
        <table:table-row table:style-name="Table1.3">
          <table:table-cell table:style-name="Table1.A1" office:value-type="string">
            <text:p text:style-name="P12">Legumes&amp; pulse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3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Flesh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3</text:p>
          </table:table-cell>
        </table:table-row>
        <table:table-row table:style-name="Table1.3">
          <table:table-cell table:style-name="Table1.A1" office:value-type="string">
            <text:p text:style-name="P12">Veg. A<text:line-break/>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6">
          <table:table-cell table:style-name="Table1.A1" office:value-type="string">
            <text:p text:style-name="P12">Veg. B<text:line-break/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7">
          <table:table-cell table:style-name="Table1.A1" office:value-type="string">
            <text:p text:style-name="P12">Fruits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Cereals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60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9">
          <table:table-cell table:style-name="Table1.A1" office:value-type="string">
            <text:p text:style-name="P12">Fat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22</text:p>
          </table:table-cell>
        </table:table-row>
        <table:table-row table:style-name="Table1.9">
          <table:table-cell table:style-name="Table1.A1" office:value-type="string">
            <text:p text:style-name="P15">Result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00 Kcal</text:p>
            <text:p text:style-name="P13">+ or – of need</text:p>
          </table:table-cell>
          <table:table-cell table:style-name="Table1.A1" office:value-type="string">
            <text:p text:style-name="P12">123 g</text:p>
            <text:p text:style-name="P13">+ or – of the need</text:p>
          </table:table-cell>
          <table:table-cell table:style-name="Table1.A1" office:value-type="string">
            <text:p text:style-name="P12">43 g</text:p>
            <text:p text:style-name="P13">+ or – of the need</text:p>
          </table:table-cell>
          <table:table-cell table:style-name="Table1.A1" office:value-type="string">
            <text:p text:style-name="P12">50 g</text:p>
            <text:p text:style-name="P13">+ or – of the need</text:p>
          </table:table-cell>
        </table:table-row>
      </table:table>
      <text:p text:style-name="Standard"/>
      <text:p text:style-name="P11"/>
      <text:p text:style-name="P14">11. update table after each meal prediction until the <text:span text:style-name="T18">difference between results and the actual requirement is minim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Choosing foods for each meal: </text:p>
      <text:p text:style-name="P17"/>
      <text:p text:style-name="P18">Suppose for breakfast needs allocated are:</text:p>
      <text:p text:style-name="P18"><text:tab/>- 300 calories</text:p>
      <text:p text:style-name="P18"><text:tab/>- 20 g fat</text:p>
      <text:p text:style-name="P18"><text:tab/>- 100 g carbs</text:p>
      <text:p text:style-name="P18"><text:tab/>- 20 g protein</text:p>
      <text:p text:style-name="P19">STEPS:</text:p>
      <text:p text:style-name="P20"><text:tab/>1. <text:s/><text:span text:style-name="T19">C</text:span>arbs is the major focus.</text:p>
      <text:p text:style-name="P21"><text:tab/>2. <text:s/><text:span text:style-name="T19">Pick a food or two to accomplish the need from carbs focused group.</text:span></text:p>
      <text:p text:style-name="P23"><text:tab/>3. <text:s/>food should be unique from previous selection.</text:p>
      <text:p text:style-name="P22"><text:tab/></text:p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9:32:39.933218735</meta:creation-date>
    <dc:date>2021-03-14T21:24:52.267638969</dc:date>
    <meta:editing-duration>PT4H24M18S</meta:editing-duration>
    <meta:editing-cycles>77</meta:editing-cycles>
    <meta:generator>LibreOffice/6.0.7.3$Linux_X86_64 LibreOffice_project/00m0$Build-3</meta:generator>
    <meta:document-statistic meta:table-count="1" meta:image-count="0" meta:object-count="0" meta:page-count="2" meta:paragraph-count="93" meta:word-count="387" meta:character-count="1957" meta:non-whitespace-character-count="1630"/>
  </office:meta>
</office:document-meta>
</file>